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c9a5" officeooo:paragraph-rsid="001fc9a5"/>
    </style:style>
    <style:style style:name="P2" style:family="paragraph" style:parent-style-name="Standard">
      <style:text-properties officeooo:rsid="001fc9a5" officeooo:paragraph-rsid="0054b8a7"/>
    </style:style>
    <style:style style:name="P3" style:family="paragraph" style:parent-style-name="Standard">
      <style:text-properties officeooo:paragraph-rsid="001fc9a5"/>
    </style:style>
    <style:style style:name="P4" style:family="paragraph" style:parent-style-name="Standard">
      <style:text-properties fo:font-style="italic" officeooo:rsid="0031bd0c" officeooo:paragraph-rsid="004ae561" style:font-style-asian="italic" style:font-style-complex="italic"/>
    </style:style>
    <style:style style:name="P5" style:family="paragraph" style:parent-style-name="Standard">
      <style:text-properties fo:font-style="italic" officeooo:rsid="003506c6" officeooo:paragraph-rsid="004ab4fc" style:font-style-asian="italic" style:font-style-complex="italic"/>
    </style:style>
    <style:style style:name="P6" style:family="paragraph" style:parent-style-name="Standard">
      <style:text-properties fo:font-style="italic" officeooo:rsid="003a6bb2" officeooo:paragraph-rsid="003a6bb2" style:font-style-asian="italic" style:font-style-complex="italic"/>
    </style:style>
    <style:style style:name="P7" style:family="paragraph" style:parent-style-name="Standard">
      <style:text-properties fo:font-style="italic" officeooo:rsid="003aa8ab" officeooo:paragraph-rsid="004ab4fc" style:font-style-asian="italic" style:font-style-complex="italic"/>
    </style:style>
    <style:style style:name="P8" style:family="paragraph" style:parent-style-name="Standard">
      <style:text-properties fo:font-style="italic" officeooo:rsid="004b7f96" officeooo:paragraph-rsid="004f21d1" style:font-style-asian="italic" style:font-style-complex="italic"/>
    </style:style>
    <style:style style:name="P9" style:family="paragraph" style:parent-style-name="Standard">
      <style:text-properties fo:font-style="italic" officeooo:rsid="004b7f96" officeooo:paragraph-rsid="0069d306" style:font-style-asian="italic" style:font-style-complex="italic"/>
    </style:style>
    <style:style style:name="P10" style:family="paragraph" style:parent-style-name="Standard">
      <style:text-properties fo:font-style="italic" officeooo:rsid="00509d3d" officeooo:paragraph-rsid="00509d3d" style:font-style-asian="italic" style:font-style-complex="italic"/>
    </style:style>
    <style:style style:name="P11" style:family="paragraph" style:parent-style-name="Standard">
      <style:text-properties fo:font-style="italic" officeooo:rsid="003b230e" officeooo:paragraph-rsid="004ab4fc" style:font-style-asian="italic" style:font-style-complex="italic"/>
    </style:style>
    <style:style style:name="P12" style:family="paragraph" style:parent-style-name="Standard">
      <style:text-properties officeooo:rsid="003a6bb2" officeooo:paragraph-rsid="003a6bb2"/>
    </style:style>
    <style:style style:name="P13" style:family="paragraph" style:parent-style-name="Standard">
      <style:text-properties fo:font-size="11pt" officeooo:paragraph-rsid="002d8eb2" style:font-size-asian="11pt" style:font-size-complex="11pt"/>
    </style:style>
    <style:style style:name="P14" style:family="paragraph" style:parent-style-name="Standard">
      <style:text-properties fo:font-size="11pt" officeooo:paragraph-rsid="00491596" style:font-size-asian="11pt" style:font-size-complex="11pt"/>
    </style:style>
    <style:style style:name="P15" style:family="paragraph" style:parent-style-name="Standard">
      <style:text-properties fo:font-size="11pt" officeooo:paragraph-rsid="0067f6da" style:font-size-asian="11pt" style:font-size-complex="11pt"/>
    </style:style>
    <style:style style:name="P16" style:family="paragraph" style:parent-style-name="Standard">
      <style:text-properties fo:font-style="italic" officeooo:rsid="004f21d1" officeooo:paragraph-rsid="0069d306" style:font-style-asian="italic" style:font-style-complex="italic"/>
    </style:style>
    <style:style style:name="P17" style:family="paragraph" style:parent-style-name="Standard">
      <style:text-properties fo:font-style="italic" officeooo:rsid="004d23db" officeooo:paragraph-rsid="004f21d1" style:font-style-asian="italic" style:font-style-complex="italic"/>
    </style:style>
    <style:style style:name="P18" style:family="paragraph" style:parent-style-name="Standard">
      <style:text-properties fo:font-style="italic" officeooo:rsid="004b7f96" officeooo:paragraph-rsid="004b7f96" style:font-style-asian="italic" style:font-style-complex="italic"/>
    </style:style>
    <style:style style:name="P19" style:family="paragraph" style:parent-style-name="Standard">
      <style:text-properties fo:font-style="italic" officeooo:rsid="0073212c" officeooo:paragraph-rsid="0073212c" style:font-style-asian="italic" style:font-style-complex="italic"/>
    </style:style>
    <style:style style:name="P20" style:family="paragraph" style:parent-style-name="Standard">
      <style:text-properties fo:font-style="italic" officeooo:rsid="00743cb0" officeooo:paragraph-rsid="0077eb60" style:font-style-asian="italic" style:font-style-complex="italic"/>
    </style:style>
    <style:style style:name="P21" style:family="paragraph" style:parent-style-name="Standard">
      <style:text-properties fo:font-style="italic" officeooo:rsid="007528d6" officeooo:paragraph-rsid="007528d6" style:font-style-asian="italic" style:font-style-complex="italic"/>
    </style:style>
    <style:style style:name="P22" style:family="paragraph" style:parent-style-name="Standard">
      <style:text-properties fo:font-style="italic" officeooo:rsid="0051f3f6" officeooo:paragraph-rsid="0051f3f6" style:font-style-asian="italic" style:font-style-complex="italic"/>
    </style:style>
    <style:style style:name="P23" style:family="paragraph" style:parent-style-name="Standard">
      <style:text-properties fo:font-style="italic" officeooo:rsid="0075c105" officeooo:paragraph-rsid="0075c105" style:font-style-asian="italic" style:font-style-complex="italic"/>
    </style:style>
    <style:style style:name="P24" style:family="paragraph" style:parent-style-name="Standard">
      <style:text-properties fo:font-style="italic" officeooo:paragraph-rsid="00769e18" style:font-style-asian="italic" style:font-style-complex="italic"/>
    </style:style>
    <style:style style:name="P25" style:family="paragraph" style:parent-style-name="Standard">
      <style:text-properties officeooo:paragraph-rsid="0071802e"/>
    </style:style>
    <style:style style:name="P26" style:family="paragraph" style:parent-style-name="Standard">
      <style:text-properties officeooo:rsid="001fc9a5" officeooo:paragraph-rsid="001fc9a5"/>
    </style:style>
    <style:style style:name="P27" style:family="paragraph" style:parent-style-name="Standard">
      <style:text-properties officeooo:paragraph-rsid="0073212c"/>
    </style:style>
    <style:style style:name="P28" style:family="paragraph" style:parent-style-name="Standard">
      <style:text-properties officeooo:rsid="0075c105" officeooo:paragraph-rsid="0075c105"/>
    </style:style>
    <style:style style:name="T1" style:family="text">
      <style:text-properties officeooo:rsid="001fc9a5"/>
    </style:style>
    <style:style style:name="T2" style:family="text">
      <style:text-properties officeooo:rsid="001ff6b2"/>
    </style:style>
    <style:style style:name="T3" style:family="text">
      <style:text-properties officeooo:rsid="00207c2a"/>
    </style:style>
    <style:style style:name="T4" style:family="text">
      <style:text-properties fo:color="#000000" style:font-name="Times New Roman" fo:font-size="12pt" fo:background-color="#ffffff" loext:char-shading-value="0" style:font-size-asian="12pt" style:font-size-complex="12pt"/>
    </style:style>
    <style:style style:name="T5" style:family="text">
      <style:text-properties fo:color="#000000" style:font-name="Times New Roman" fo:font-size="12pt" officeooo:rsid="006f923a" fo:background-color="#ffffff" loext:char-shading-value="0" style:font-size-asian="12pt" style:font-size-complex="12pt"/>
    </style:style>
    <style:style style:name="T6" style:family="text">
      <style:text-properties fo:color="#000000" style:font-name="Times New Roman" fo:font-size="12pt" officeooo:rsid="0077eb60" fo:background-color="#ffffff" loext:char-shading-value="0" style:font-size-asian="12pt" style:font-size-complex="12pt"/>
    </style:style>
    <style:style style:name="T7" style:family="text">
      <style:text-properties fo:color="#000000" style:font-name="Times New Roman" fo:font-size="12pt" officeooo:rsid="007973d0" fo:background-color="#ffffff" loext:char-shading-value="0" style:font-size-asian="12pt" style:font-size-complex="12pt"/>
    </style:style>
    <style:style style:name="T8" style:family="text">
      <style:text-properties fo:color="#000000" style:font-name="Times New Roman" fo:font-size="12pt" officeooo:rsid="007ae8ce" fo:background-color="#ffffff" loext:char-shading-value="0" style:font-size-asian="12pt" style:font-size-complex="12pt"/>
    </style:style>
    <style:style style:name="T9" style:family="text">
      <style:text-properties fo:color="#000000" style:font-name="Times New Roman" fo:font-size="12pt" fo:font-style="normal" officeooo:rsid="0067f6da" fo:background-color="#ffffff" loext:char-shading-value="0" style:font-size-asian="12pt" style:font-style-asian="normal" style:font-size-complex="12pt" style:font-style-complex="normal"/>
    </style:style>
    <style:style style:name="T10" style:family="text">
      <style:text-properties fo:color="#000000" style:font-name="Times New Roman" fo:font-size="12pt" fo:font-style="normal" officeooo:rsid="006b0973" fo:background-color="#ffffff" loext:char-shading-value="0" style:font-size-asian="12pt" style:font-style-asian="normal" style:font-size-complex="12pt" style:font-style-complex="normal"/>
    </style:style>
    <style:style style:name="T11" style:family="text">
      <style:text-properties fo:color="#000000" style:font-name="Times New Roman" fo:font-size="12pt" fo:font-style="normal" officeooo:rsid="006c4c7b" fo:background-color="#ffffff" loext:char-shading-value="0" style:font-size-asian="12pt" style:font-style-asian="normal" style:font-size-complex="12pt" style:font-style-complex="normal"/>
    </style:style>
    <style:style style:name="T12" style:family="text">
      <style:text-properties fo:color="#000000" style:font-name="Times New Roman" fo:font-size="12pt" fo:font-style="normal" officeooo:rsid="006f923a" fo:background-color="#ffffff" loext:char-shading-value="0" style:font-size-asian="12pt" style:font-style-asian="normal" style:font-size-complex="12pt" style:font-style-complex="normal"/>
    </style:style>
    <style:style style:name="T13" style:family="text">
      <style:text-properties fo:color="#000000" style:font-name="Times New Roman" fo:font-size="12pt" fo:font-style="normal" officeooo:rsid="006f9588" fo:background-color="#ffffff" loext:char-shading-value="0" style:font-size-asian="12pt" style:font-style-asian="normal" style:font-size-complex="12pt" style:font-style-complex="normal"/>
    </style:style>
    <style:style style:name="T14" style:family="text">
      <style:text-properties fo:color="#000000" style:font-name="Times New Roman" fo:font-size="12pt" fo:font-style="normal" officeooo:rsid="0070a758" fo:background-color="#ffffff" loext:char-shading-value="0" style:font-size-asian="12pt" style:font-style-asian="normal" style:font-size-complex="12pt" style:font-style-complex="normal"/>
    </style:style>
    <style:style style:name="T15" style:family="text">
      <style:text-properties fo:color="#000000" style:font-name="Times New Roman" fo:font-size="12pt" fo:font-style="normal" officeooo:rsid="0071802e" fo:background-color="#ffffff" loext:char-shading-value="0" style:font-size-asian="12pt" style:font-style-asian="normal" style:font-size-complex="12pt" style:font-style-complex="normal"/>
    </style:style>
    <style:style style:name="T16" style:family="text">
      <style:text-properties fo:color="#000000" style:font-name="Times New Roman" fo:font-size="12pt" fo:font-style="normal" officeooo:rsid="00743cb0" fo:background-color="#ffffff" loext:char-shading-value="0" style:font-size-asian="12pt" style:font-style-asian="normal" style:font-size-complex="12pt" style:font-style-complex="normal"/>
    </style:style>
    <style:style style:name="T17" style:family="text">
      <style:text-properties fo:color="#000000" style:font-name="Times New Roman" fo:background-color="#ffffff" loext:char-shading-value="0"/>
    </style:style>
    <style:style style:name="T18" style:family="text">
      <style:text-properties fo:color="#000000" style:font-name="Times New Roman" officeooo:rsid="003cc305" fo:background-color="#ffffff" loext:char-shading-value="0"/>
    </style:style>
    <style:style style:name="T19" style:family="text">
      <style:text-properties fo:color="#000000" style:font-name="Times New Roman" officeooo:rsid="003b4c64" fo:background-color="#ffffff" loext:char-shading-value="0"/>
    </style:style>
    <style:style style:name="T20" style:family="text">
      <style:text-properties fo:color="#000000" style:font-name="Times New Roman" officeooo:rsid="003cc750" fo:background-color="#ffffff" loext:char-shading-value="0"/>
    </style:style>
    <style:style style:name="T21" style:family="text">
      <style:text-properties fo:color="#000000" style:font-name="Times New Roman" officeooo:rsid="003edeb2" fo:background-color="#ffffff" loext:char-shading-value="0"/>
    </style:style>
    <style:style style:name="T22" style:family="text">
      <style:text-properties fo:color="#000000" style:font-name="Times New Roman" officeooo:rsid="003f8135" fo:background-color="#ffffff" loext:char-shading-value="0"/>
    </style:style>
    <style:style style:name="T23" style:family="text">
      <style:text-properties fo:color="#000000" style:font-name="Times New Roman" officeooo:rsid="0041402c" fo:background-color="#ffffff" loext:char-shading-value="0"/>
    </style:style>
    <style:style style:name="T24" style:family="text">
      <style:text-properties fo:color="#000000" style:font-name="Times New Roman" officeooo:rsid="00418c85" fo:background-color="#ffffff" loext:char-shading-value="0"/>
    </style:style>
    <style:style style:name="T25" style:family="text">
      <style:text-properties fo:color="#000000" style:font-name="Times New Roman" officeooo:rsid="0043eaaf" fo:background-color="#ffffff" loext:char-shading-value="0"/>
    </style:style>
    <style:style style:name="T26" style:family="text">
      <style:text-properties fo:color="#000000" style:font-name="Times New Roman" officeooo:rsid="0045223d" fo:background-color="#ffffff" loext:char-shading-value="0"/>
    </style:style>
    <style:style style:name="T27" style:family="text">
      <style:text-properties fo:color="#000000" style:font-name="Times New Roman" officeooo:rsid="0047a9a5" fo:background-color="#ffffff" loext:char-shading-value="0"/>
    </style:style>
    <style:style style:name="T28" style:family="text">
      <style:text-properties fo:color="#000000" style:font-name="Times New Roman" officeooo:rsid="00491596" fo:background-color="#ffffff" loext:char-shading-value="0"/>
    </style:style>
    <style:style style:name="T29" style:family="text">
      <style:text-properties fo:color="#000000" style:font-name="Times New Roman" officeooo:rsid="004ab4fc" fo:background-color="#ffffff" loext:char-shading-value="0"/>
    </style:style>
    <style:style style:name="T30" style:family="text">
      <style:text-properties fo:color="#000000" style:font-name="Times New Roman" officeooo:rsid="0057c4f7" fo:background-color="#ffffff" loext:char-shading-value="0"/>
    </style:style>
    <style:style style:name="T31" style:family="text">
      <style:text-properties fo:color="#000000" style:font-name="Times New Roman" officeooo:rsid="005e885f" fo:background-color="#ffffff" loext:char-shading-value="0"/>
    </style:style>
    <style:style style:name="T32" style:family="text">
      <style:text-properties fo:color="#000000" style:font-name="Times New Roman" officeooo:rsid="00607f1d" fo:background-color="#ffffff" loext:char-shading-value="0"/>
    </style:style>
    <style:style style:name="T33" style:family="text">
      <style:text-properties fo:color="#000000" style:font-name="Times New Roman" officeooo:rsid="00610341" fo:background-color="#ffffff" loext:char-shading-value="0"/>
    </style:style>
    <style:style style:name="T34" style:family="text">
      <style:text-properties fo:color="#000000" style:font-name="Times New Roman" officeooo:rsid="0063aa90" fo:background-color="#ffffff" loext:char-shading-value="0"/>
    </style:style>
    <style:style style:name="T35" style:family="text">
      <style:text-properties fo:color="#000000" style:font-name="Times New Roman" officeooo:rsid="0061624e" fo:background-color="#ffffff" loext:char-shading-value="0"/>
    </style:style>
    <style:style style:name="T36" style:family="text">
      <style:text-properties fo:color="#000000" style:font-name="Times New Roman" officeooo:rsid="0064ddf5" fo:background-color="#ffffff" loext:char-shading-value="0"/>
    </style:style>
    <style:style style:name="T37" style:family="text">
      <style:text-properties fo:color="#000000" style:font-name="Times New Roman" officeooo:rsid="0067f6da" fo:background-color="#ffffff" loext:char-shading-value="0"/>
    </style:style>
    <style:style style:name="T38" style:family="text">
      <style:text-properties fo:color="#000000" style:font-name="Times New Roman" officeooo:rsid="006922fa" fo:background-color="#ffffff" loext:char-shading-value="0"/>
    </style:style>
    <style:style style:name="T39" style:family="text">
      <style:text-properties officeooo:rsid="0021900c"/>
    </style:style>
    <style:style style:name="T40" style:family="text">
      <style:text-properties officeooo:rsid="0024eba8"/>
    </style:style>
    <style:style style:name="T41" style:family="text">
      <style:text-properties officeooo:rsid="0026e552"/>
    </style:style>
    <style:style style:name="T42" style:family="text">
      <style:text-properties officeooo:rsid="00280821"/>
    </style:style>
    <style:style style:name="T43" style:family="text">
      <style:text-properties officeooo:rsid="00296c86"/>
    </style:style>
    <style:style style:name="T44" style:family="text">
      <style:text-properties officeooo:rsid="002b1467"/>
    </style:style>
    <style:style style:name="T45" style:family="text">
      <style:text-properties officeooo:rsid="002bf2af"/>
    </style:style>
    <style:style style:name="T46" style:family="text">
      <style:text-properties officeooo:rsid="002d8df5"/>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2d8df5"/>
    </style:style>
    <style:style style:name="T49" style:family="text">
      <style:text-properties style:text-underline-style="solid" style:text-underline-width="auto" style:text-underline-color="font-color" officeooo:rsid="001fc9a5"/>
    </style:style>
    <style:style style:name="T50" style:family="text">
      <style:text-properties officeooo:rsid="002d8eb2"/>
    </style:style>
    <style:style style:name="T51" style:family="text">
      <style:text-properties officeooo:rsid="00336108"/>
    </style:style>
    <style:style style:name="T52" style:family="text">
      <style:text-properties officeooo:rsid="0033cf94"/>
    </style:style>
    <style:style style:name="T53" style:family="text">
      <style:text-properties officeooo:rsid="003576dc"/>
    </style:style>
    <style:style style:name="T54" style:family="text">
      <style:text-properties officeooo:rsid="0036db2b"/>
    </style:style>
    <style:style style:name="T55" style:family="text">
      <style:text-properties officeooo:rsid="0038337c"/>
    </style:style>
    <style:style style:name="T56" style:family="text">
      <style:text-properties officeooo:rsid="00395e8f"/>
    </style:style>
    <style:style style:name="T57" style:family="text">
      <style:text-properties officeooo:rsid="003aa8ab"/>
    </style:style>
    <style:style style:name="T58" style:family="text">
      <style:text-properties officeooo:rsid="003b4c64"/>
    </style:style>
    <style:style style:name="T59" style:family="text">
      <style:text-properties officeooo:rsid="003cc305"/>
    </style:style>
    <style:style style:name="T60" style:family="text">
      <style:text-properties officeooo:rsid="003cc750"/>
    </style:style>
    <style:style style:name="T61" style:family="text">
      <style:text-properties officeooo:rsid="003e288e"/>
    </style:style>
    <style:style style:name="T62" style:family="text">
      <style:text-properties fo:font-weight="bold"/>
    </style:style>
    <style:style style:name="T63" style:family="text">
      <style:text-properties fo:font-weight="bold" officeooo:rsid="001fc9a5" style:font-weight-asian="bold" style:font-weight-complex="bold"/>
    </style:style>
    <style:style style:name="T64" style:family="text">
      <style:text-properties fo:font-weight="bold" officeooo:rsid="00308541" style:font-weight-asian="bold" style:font-weight-complex="bold"/>
    </style:style>
    <style:style style:name="T65" style:family="text">
      <style:text-properties fo:font-weight="bold" officeooo:rsid="003f8135" style:font-weight-asian="bold" style:font-weight-complex="bold"/>
    </style:style>
    <style:style style:name="T66" style:family="text">
      <style:text-properties officeooo:rsid="004ab4fc"/>
    </style:style>
    <style:style style:name="T67" style:family="text">
      <style:text-properties officeooo:rsid="00570d45"/>
    </style:style>
    <style:style style:name="T68" style:family="text">
      <style:text-properties officeooo:rsid="0057c4f7"/>
    </style:style>
    <style:style style:name="T69" style:family="text">
      <style:text-properties officeooo:rsid="005c639c"/>
    </style:style>
    <style:style style:name="T70" style:family="text">
      <style:text-properties officeooo:rsid="005e885f"/>
    </style:style>
    <style:style style:name="T71" style:family="text">
      <style:text-properties officeooo:rsid="00607f1d"/>
    </style:style>
    <style:style style:name="T72" style:family="text">
      <style:text-properties officeooo:rsid="0064ddf5"/>
    </style:style>
    <style:style style:name="T73" style:family="text">
      <style:text-properties officeooo:rsid="006637f8"/>
    </style:style>
    <style:style style:name="T74" style:family="text">
      <style:text-properties officeooo:rsid="00697cd7"/>
    </style:style>
    <style:style style:name="T75" style:family="text">
      <style:text-properties fo:font-size="12pt" fo:font-style="normal" officeooo:rsid="006b0973" style:font-size-asian="12pt" style:font-style-asian="normal" style:font-size-complex="12pt" style:font-style-complex="normal"/>
    </style:style>
    <style:style style:name="T76" style:family="text">
      <style:text-properties fo:font-style="normal" officeooo:rsid="006b0973" style:font-style-asian="normal" style:font-style-complex="normal"/>
    </style:style>
    <style:style style:name="T77" style:family="text">
      <style:text-properties officeooo:rsid="0073212c"/>
    </style:style>
    <style:style style:name="T78" style:family="text">
      <style:text-properties fo:font-style="italic" style:font-style-asian="italic" style:font-style-complex="italic"/>
    </style:style>
    <style:style style:name="T79" style:family="text">
      <style:text-properties fo:font-style="italic" officeooo:rsid="0073212c" style:font-style-asian="italic" style:font-style-complex="italic"/>
    </style:style>
    <style:style style:name="T80" style:family="text">
      <style:text-properties fo:font-style="italic" officeooo:rsid="007528d6" style:font-style-asian="italic" style:font-style-complex="italic"/>
    </style:style>
    <style:style style:name="T81" style:family="text">
      <style:text-properties officeooo:rsid="007528d6"/>
    </style:style>
    <style:style style:name="T82" style:family="text">
      <style:text-properties officeooo:rsid="00769e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63">Introduction Walk-Through </text:span><text:span text:style-name="T64">(“Treating Soils Like Dirt: The Failure of the European Union to </text:span><text:span text:style-name="T65">Combat</text:span><text:span text:style-name="T64"> Soil Degradation in Europe, A Meta-Analysis”)</text:span></text:p>
      <text:p text:style-name="P1"/>
      <text:p text:style-name="P1"><text:span text:style-name="T47">Question 1</text:span> – <text:span text:style-name="T2">What is soil degradation? W</text:span>hat are the different types of soil degradation? (Physical, chemical, biological, ecological) <text:span text:style-name="T46">What is the cause of soil degradation? (Natural and anthropogenic)</text:span></text:p>
      <text:p text:style-name="P1"/>
      <text:p text:style-name="P13"><text:span text:style-name="T80">Soil degradation is considered as one of the main causes of stagnating productivity growth (Bindraban et al., 2012).</text:span><text:span text:style-name="T81"> </text:span><text:span text:style-name="T2">Soil degradation </text:span><text:span text:style-name="T3">refers to</text:span><text:span text:style-name="T2"> </text:span><text:span text:style-name="T3">the </text:span><text:span text:style-name="T2">loss of the present and/or future </text:span><text:span text:style-name="T3">ability of the soil to provide functions and services due to a decline in soil quality </text:span><text:span text:style-name="T17">(Lal, 2015)</text:span><text:span text:style-name="T3">. </text:span><text:span text:style-name="T45">Soil degradation can be a direct result of natural processes, such as w</text:span><text:span text:style-name="T50">ater or w</text:span><text:span text:style-name="T45">ind erosion </text:span><text:span text:style-name="T17">(Bindraban et al., 2012)</text:span><text:span text:style-name="T45">. However, </text:span><text:span text:style-name="T46">it</text:span><text:span text:style-name="T3"> </text:span><text:span text:style-name="T41">most commonly </text:span><text:span text:style-name="T3">arises </text:span><text:span text:style-name="T45">from</text:span><text:span text:style-name="T3"> anthropogenic activity </text:span><text:span text:style-name="T45">caused by socioeconomic pressures and population growth. Examples include deforestation, intensive agricultural practices, and urbanisation. These </text:span><text:span text:style-name="T46">developments </text:span><text:span text:style-name="T3">disrupt the natural fortification of a soil and its vegetative cover against climatic hostility </text:span><text:span text:style-name="T17">(Oldeman, 1992)</text:span><text:span text:style-name="T3">. </text:span><text:span text:style-name="T39">This is partly due to most human activities being depletive of the natural environment </text:span><text:span text:style-name="T17">(Abrol et al., 1990)</text:span><text:span text:style-name="T39">. Four types of soil degradation have previously been defined: (i) physical; (ii) chemical; (iii) biological; and (iv) ecological. </text:span><text:span text:style-name="T40">Soil physical degradation refers to a loss of structural attributes in the soil, which exacerbates crusting, compaction and hardsetting, soil erosion and sedimentation, soil temperature fluctuations, and laterisation. </text:span><text:span text:style-name="T41">Soil chemical degradation </text:span><text:span text:style-name="T42">is identified by acidification and salinisation, nutrient depletion, excessive leaching of cations, and contamination by industrial waste leading to a toxicity imbalance that is detrimental to plant growth. Soil biological degradation is characterised by </text:span><text:span text:style-name="T43">a decline</text:span><text:span text:style-name="T42"> </text:span><text:span text:style-name="T43">in</text:span><text:span text:style-name="T42"> SOC, </text:span><text:span text:style-name="T43">activity, density, and diversity of soil fauna, and the capacity for soil C sink retention. Consequently, biological degradation can lead to soils being a net output of GHG emissions, such as CO2 and CH4. </text:span><text:span text:style-name="T44">Ecological degradation is a consequence of all three soil degradation types and presents itself </text:span><text:span text:style-name="T61">in</text:span><text:span text:style-name="T44"> the impairment of ecosystem processes, including nutrient and hydrological cycling, and a reduction in net biome productivity. </text:span></text:p>
      <text:p text:style-name="P1"/>
      <text:p text:style-name="P3"><text:span text:style-name="T49">Question </text:span><text:span text:style-name="T48">2</text:span><text:span text:style-name="T1"> – Wh</text:span><text:span text:style-name="T58">at agricultural processes lead to soil degradation?</text:span></text:p>
      <text:p text:style-name="P1"/>
      <text:p text:style-name="P14"><text:span text:style-name="T77">The causes of soil degradation are multifaceted. </text:span><text:span text:style-name="T59">Agriculture is one of the leading causes of stress to the environment </text:span><text:span text:style-name="T18">(Seybold </text:span><text:span text:style-name="T19">et al.</text:span><text:span text:style-name="T18">, 1999),</text:span><text:span text:style-name="T59"> and its effects </text:span><text:span text:style-name="T53">can be seen long after the period of cultivation has ended. Agriculture can be defined as any crop-plant production system, and has huge ramifications for soils and surrounding ecosystems </text:span><text:span text:style-name="T17">(McLauchlan, 2006)</text:span><text:span text:style-name="T53">.</text:span><text:span text:style-name="T55"> Soil can be categorised as “resilient” or “resistant” based on how it responds to agricultural perturbation </text:span><text:span text:style-name="T17">(Seybold </text:span><text:span text:style-name="T19">et al.</text:span><text:span text:style-name="T17">, 1999)</text:span><text:span text:style-name="T55">. A soil that is particularly vulnerable to change under agricultural management practice but rapidly returns to its original state would be defined as “resilient”. </text:span><text:span text:style-name="T56">In comparison, a “resistant” soil c</text:span><text:span text:style-name="T66">an</text:span><text:span text:style-name="T56"> withstand greater levels of management intensity without changing, but once changed may lose the ability to return to its initial condition. </text:span><text:span text:style-name="T54">Biomass </text:span><text:span text:style-name="T58">amendments</text:span><text:span text:style-name="T54">, tillage, fertilisation, and altered hydrology are specific agricultural management practices that </text:span><text:span text:style-name="T55">have the potential to drastically change the quality of the soil. </text:span><text:span text:style-name="T59">The elimination of naturally competing plant species and introduction of annual crop plants </text:span><text:span text:style-name="T60">significantly alters plant biomass. Annual harvest diminishes organic C returns to the soil </text:span><text:span text:style-name="T17">(Imhoff et al., 2004); </text:span><text:span text:style-name="T20">in an agricultural system soil organic C is a linear function of C loads from crop residues (McLauchlan, 2006). </text:span><text:span text:style-name="T21">Inversion tillage creates belowground disturbance </text:span><text:span text:style-name="T22">through</text:span><text:span text:style-name="T21"> the pulverisation of the topsoil that increases SOC decomposition rates (Reicosky et al., 1997; Collins et al., 2000; </text:span><text:span text:style-name="T23">Six et al., 2000</text:span><text:span text:style-name="T21">)</text:span><text:span text:style-name="T22"> and enables </text:span><text:span text:style-name="T23">physical </text:span><text:span text:style-name="T22">soil erosion due to the lack of vegetation cover. </text:span><text:span text:style-name="T23">It has been found that after 100 years of maize cultivation, agricultural land contains less than half the amount of topsoil in comparison with perennial grasslands (Gantzer et al., 1991). </text:span><text:span text:style-name="T24">The full extent of soil degradation caused by inversion tillage can only be realised decades after its use: subsoil begins to appear at the surface, tillage-related landforms such as tillage banks form, and tillage translocation (the movement of the cultivation layer) takes place (Van Oost et al., 2006). </text:span><text:span text:style-name="T25">Nutrient inputs through fertilisation can cause changes to the microbiome, leading to shifts in soil characteristics (Lin et al., 2019), </text:span><text:span text:style-name="T26">and </text:span><text:span text:style-name="T25">whole ecosystems (Wang et al., 2011). </text:span><text:span text:style-name="T27">Irrigation exacerbates siltation, salinisation and sodicity, </text:span><text:span text:style-name="T28">and can cause an anaerobic shift in the soil, leading to loss of soil hydroecological functioning (Assouline et al., 2015) and irreversible soil damage (Yin et al., 2021). </text:span><text:span text:style-name="T29">Additional factors influencing soil degradation include continuous cropping/grazing and the use of heavy machinery. This is due to grazing interrupting the natural cycle of returning mineral-rich, dead plant matter to the soil, and machinery compacting the soil, which in turn prevents </text:span><text:soft-page-break/><text:span text:style-name="T29">water infiltration and accelerates erosion. Soil degradation processes such as these call conventional management practices into question.</text:span></text:p>
      <text:p text:style-name="P1"/>
      <text:p text:style-name="P1"><text:span text:style-name="T47">Question </text:span><text:span text:style-name="T48">3</text:span> – Can we stop/slow down soil degradation? Can it be reversed?</text:p>
      <text:p text:style-name="P1"/>
      <text:p text:style-name="P15"><text:span text:style-name="T67">Land degradation must not only be reduced, but reversed </text:span><text:span text:style-name="T74">to ensure long-term productivity.</text:span><text:span text:style-name="T67"> As </text:span><text:span text:style-name="T68">intensive</text:span><text:span text:style-name="T67"> land management practices are largely responsible for soil degradation, it would be logical to conclude th</text:span><text:span text:style-name="T74">e implementation of less intensive practices is key to rehabilitating degraded land</text:span><text:span text:style-name="T67">. <text:s/>Conservation Agriculture (CA) has the ability to reduce soil degradation and increase soil productivity </text:span><text:span text:style-name="T17">(Pereira </text:span><text:span text:style-name="T30">et al.</text:span><text:span text:style-name="T17">, 2019)</text:span><text:span text:style-name="T67">. </text:span><text:span text:style-name="T68">Conservation Agriculture, also known as no-till farming, is based on three principles: i) no-till seed drilling; ii) continuous vegetation cover with organic mulch e.g. crop residue, green manure, cover crops; </text:span><text:span text:style-name="T74">and </text:span><text:span text:style-name="T68">iii) </text:span><text:span text:style-name="T69">maintaining plant diversity by creating polycultures of crops. In contrast to conventional agricultural practices, CA wields the natural diversity of the ecosystem as a tool to propagate soil health and productive capacity </text:span><text:span text:style-name="T17">(FAO, 2011)</text:span><text:span text:style-name="T69">. </text:span><text:span text:style-name="T70">CA has the ability to encourage infiltration and storage of water in the soil, and indirectly improve interactions in the rhizosphere between plant roots and soil microbes, as well as the uptake of nutrients </text:span><text:span text:style-name="T17">(Kassam </text:span><text:span text:style-name="T31">et al.</text:span><text:span text:style-name="T17">, 2014)</text:span><text:span text:style-name="T70">. This builds resilience in the soil to environmental stressors. </text:span><text:span text:style-name="T72">There is ample documentation surrounding the benefits of CA practices in long term studies, including: positive responses of soil biota to the removal of mineral fertilisers and pesticides (Henneron et al., 2015), increased soil fertility as a result of crop diversification (DiFalco et al., 2017), </text:span><text:span text:style-name="T73">and boosted soil productivity under wide crop rotations and cover crops (Ranaivoson et al., 2017; Garcia-Gonzalez et al., 2018). There is enough evidence to imply that t</text:span><text:span text:style-name="T71">he implementation of CA, in conjunction with other defensive management practices to combat erosion and enhance SOC, has the potential to conserve our soils </text:span><text:span text:style-name="T17">(Lal </text:span><text:span text:style-name="T32">et al.</text:span><text:span text:style-name="T17">, 2013). </text:span><text:span text:style-name="T33">For this reason, CA is at the forefront of </text:span><text:span text:style-name="T34">approaches</text:span><text:span text:style-name="T33"> proposed </text:span><text:span text:style-name="T35">in</text:span><text:span text:style-name="T33"> the FAO sustainable agricultural intensification strategy (FAO, 2011). </text:span><text:span text:style-name="T36">Additionally, among the 17 sustainable development goals (SDG’s) proposed by the United Nations (UN) in their agenda for 2030, </text:span><text:span text:style-name="T37">there is mention of achieving Land Degradation Neutrality (LDN), which cannot be achieved without CA (</text:span><text:span text:style-name="T38">Kust et al., 2017; </text:span><text:span text:style-name="T37">Pereira et al., 2019) </text:span><text:span text:style-name="T38">as</text:span><text:span text:style-name="T37"> agriculture is a primary cause of degradation. </text:span></text:p>
      <text:p text:style-name="P2"/>
      <text:p text:style-name="P1"><text:span text:style-name="T47">Question </text:span><text:span text:style-name="T48">4</text:span><text:span text:style-name="T47"> </text:span>– What are the implications if soil degradation is not prevented/slowed down? (Ecological, economical, social?)</text:p>
      <text:p text:style-name="P1"/>
      <text:p text:style-name="P25"><text:span text:style-name="T76">Three quarters of terrestrial ecosystems are impacted by soil degradation, with no intervention this number could rise to 90% </text:span><text:span text:style-name="T75">by 2050 (</text:span><text:span text:style-name="T9">Pereira et al., 2019</text:span><text:span text:style-name="T10">). </text:span><text:span text:style-name="T13">Soil degradation affects more than half of the global agricultural systems, adding a huge strain to approximately 54% of global ecosystem services (Nkonya et al., 2016). </text:span><text:span text:style-name="T11">At the going rate, the cost of no intervention is significantly higher than the cost of intervention (Mirzabaev et al., 2015). </text:span><text:span text:style-name="T14">Estimations of the global revenue lost as a result of soil degradation processes range from 300 billion US dollars (Nkonya et al., 2016; Pancheco et al., 2018) to 6.3 trillion (Sutton et al., 2016), on account of impaired ecosystem function. In Europe, it is thought that the European Union suffers losses of 1.25 billion Euros annually, due to a reduction in agricultural productivity, as a result of 12 million ha of European soils being degraded</text:span><text:span text:style-name="T11"> </text:span><text:span text:style-name="T5">(Panagos et al., 2018)</text:span><text:span text:style-name="T12">. </text:span><text:span text:style-name="T15">Similarly, the United Kingdom bears the brunt of a heavy 1.4 billion pound deficit as a consequence of the aforementioned soil degradation (Graves et al., 2015). </text:span><text:span text:style-name="T16">The implications of soil degradation are not just economical. </text:span></text:p>
      <text:p text:style-name="P25"><text:span text:style-name="T16"/></text:p>
      <text:p text:style-name="P20"><text:span text:style-name="T4">Soils are major pools of global biodiversity (FAO, 2015), and the second largest carbon pool on Earth, after the oceans (Stolte et al., 2016). In 2017, 25% of European land (411,000 km2), particularly in southern Europe, was identified as being at high or very high risk of desertification, a 14% increase </text:span></text:p>
      <text:p text:style-name="P20"><text:span text:style-name="T4">since 2008 (Pravalie et al., 2017).</text:span></text:p>
      <text:p text:style-name="P20"><text:span text:style-name="T4"/></text:p>
      <text:p text:style-name="P20"><text:span text:style-name="T6">Recently there has been an increased interest in the ability of soils to affect atmospheric concentrations of carbon dioxide (CO2), because the soil and climate systems are closely coupled through the exchange of carbon among the atmosphere, biosphere, and pedosphere. Soils store approximately 2400 </text:span><text:soft-page-break/><text:span text:style-name="T6">petagrams (1Pg = 10^15 grams[g]) soil organic carbon (SOC) in the top 2 meters. Part of this SOC is annuall redistributed across landscapes by soil erosion and deposition. Whether the combined effect of SOC redistribution and associated changes to ecosystem productivity results in a net C sink for or source to atmospheric CO2 remains unresolved. Resolution of this inconsistency will have significant implications for soil scientists, ecologists, and policymakers. </text:span><text:span text:style-name="T7">Land degradation has a significant influence on the global C budget. The net amount of CO2 released from the biosphere to the atmosphere as a result of land-use change over time is likely to be equivalent to about 75% of total fossil fuel C emissions. It is estimated that since the Industrial Revolution, land conversion and degradation have caused up to 200 Pg C that was originally in the biosphere to be released to the atmosphere. Stallard (1998) concluded that anthropogenic acceleration of soil erosion and terrestrial sedimentation may result in ecosystem disequilibria (between net primary productivity (NPP) and decomposition at the watershed scale), with the unexpected benefit of promoting C sequestration. Some studies have concluded that erosion can constitute a net C sink, while others state that it represents a source of atmospheric CO2. </text:span><text:span text:style-name="T8">Harden (1999) demonstrated that an equally plausible scenario exists for erosion to constitute a very large and unaccounted C source if the eroded C is not protected from decomposition. The work of Lal and coworkers suggests that soil erosion constitues a source term in the global C budget. These studies conclude that erosion is currently releasing up to 1.14Pg C per year to the atmosphere, as a result of aggregate breakdown by the energy of rain splash and the shearing forces of runoff. This conclusion is supported by Schlesinger (1990, 1995), who estimated that almost 100% of eroded C is decomposed during detachment and transport, leaving little or no opportunity for burial and protection of eroded C.</text:span></text:p>
      <text:p text:style-name="P8"/>
      <text:p text:style-name="P21">There is a growing realisation that soil needs to be treated and managed as a scarce and fragile non-renewable resource, including the constituents that make up soil. Yet, estimates of the rate at which soils are degrading, the extent to what areas are affected, the costs incurred due to productivity decline and other economic losses, and how these impact on food security, are extremely variable and uncertain. </text:p>
      <text:p text:style-name="P17"/>
      <text:p text:style-name="P8"/>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Question <text:span text:style-name="T46">5</text:span> – Who has influence to stop soil degradation? (Farmers, policymakers etc.)</text:p>
      <text:p text:style-name="P1"/>
      <text:p text:style-name="P18">Land degradation is strongly linked to the three pillars of sustainable development, since it depends on social development (e.g. population increase), economical status (e.g. political instability) and climate change (e.g. drought). Land degradation is directly and indirectly related to several of SDGs, however, is especially connected with the goal !5, Life on Land. Goal 15 is especially focused on four key areas: 1) loss of biological diversity, and degradation in 2) land, 3) forests and 4) mountains. This goal demands the governments to stop biodiversity loss and land degradation, and restore, protect and promote a sustainable use of the land. (Pereira, 2019)</text:p>
      <text:p text:style-name="P18"/>
      <text:p text:style-name="P27"><text:span text:style-name="T79">With one-fifth of the world’s soils currently degraded, and continuing to degrade at a rate of 5-10 billion hectares annually, the burden and responsibility of addressing soil conservation and management falls on every individual; farmer, land owner, indigenous community, politician, scientist, </text:span><text:soft-page-break/><text:span text:style-name="T79">worldleader and the general public. </text:span><text:bookmark text:name="8Gs1eYFaJRgJ"/><text:a xlink:type="simple" xlink:href="https://www.sciencedirect.com/science/article/pii/S2468928919300012" text:style-name="Internet_20_link" text:visited-style-name="Visited_20_Internet_20_Link">To whom the burden of </text:a><text:a xlink:type="simple" xlink:href="https://www.sciencedirect.com/science/article/pii/S2468928919300012" text:style-name="Internet_20_link" text:visited-style-name="Visited_20_Internet_20_Link"><text:span text:style-name="T62">soil degradation </text:span></text:a><text:a xlink:type="simple" xlink:href="https://www.sciencedirect.com/science/article/pii/S2468928919300012" text:style-name="Internet_20_link" text:visited-style-name="Visited_20_Internet_20_Link">and management concerns</text:a></text:p>
      <text:p text:style-name="P19"/>
      <text:p text:style-name="P23">The global and regional assessments highlight the considerable impact of land degradation on crop production. Even though policies can deal with regional interventions to improve agricultural systems, local farmer’s experience will need to play a critical role in devising locally applicable management strategies. Generally, global and continental scale studies guide policy decision making while studies at landscape or field scale provide detailed information on what to do where. </text:p>
      <text:p text:style-name="P1"/>
      <text:p text:style-name="P1">Question <text:span text:style-name="T46">6</text:span> – Is there a difference in levels of soil degradation with different agricultural management practices? (Conventional, intermediate, organic, conservation)***</text:p>
      <text:p text:style-name="P1"/>
      <text:p text:style-name="P1">Question <text:span text:style-name="T46">7</text:span> – What proportions of European land are under each different management intensity?</text:p>
      <text:p text:style-name="P1"/>
      <text:p text:style-name="P1">Question <text:span text:style-name="T46">8</text:span> – Will transitioning to organic farming practices stop soil degradation? Do we have enough land to feed our population with 100% organic farming practices?</text:p>
      <text:p text:style-name="P1"/>
      <text:p text:style-name="P5">Biological mobilisation of soil nutrients for crop nutrition is more important in organic than conventional farming, meaning that soil quality needs to be maintained at a high level. Yet there are management practices and trends in organic farming that may jeopardise soil quality and hence require rethinking and improvement.</text:p>
      <text:p text:style-name="P1"/>
      <text:p text:style-name="P1">Question <text:span text:style-name="T46">9</text:span> – Is there a trade-off between crop management and ecological protection?</text:p>
      <text:p text:style-name="P1"/>
      <text:p text:style-name="P16">SLM is defined as “the use of land resources, including soils, water, animals and plants, for the production of goods to meet changing human needs, while simultaneously ensuring the long-term productive potential of these resources and the maintenance of their environmental functions”. </text:p>
      <text:p text:style-name="P1"/>
      <text:p text:style-name="P1">Question 1<text:span text:style-name="T46">0</text:span> – What is the spatial extent and rate of soil degradation in Europe?</text:p>
      <text:p text:style-name="P1"/>
      <text:p text:style-name="P1">Question 1<text:span text:style-name="T46">1</text:span> – What is the significance of soil biology to sustaining agriculture?</text:p>
      <text:p text:style-name="P1"/>
      <text:p text:style-name="P4"><text:span text:style-name="T51">SOC is an important component of soil quality, and it regulates soil moisture and structure, nutrient supply rates, and microbial activity. Soil organic C emissions have contributed approximately 55 Pg to anthropogenic increases in atmospheric CO2 and changes in the global C balance (Post et al., 2004). According to the dominant paradigm, cultivation causes an immediate and rapid loss of SOC (Davidson et al., 1993). The loss of SOC continues for several decades after the implementation of cultivation, reducing SOC pools on agricultural soils to 70% of their original levels on average (Mann., 1986). Generally, the rate of loss slows as SOC levels reach a new equilibrium that depends on tillage practice (West et al., 2002) and the level of C inputs returned to the soil as crop residue or animal manures (Kirchmann et al., 2004). There are several mechanisms of agricultural reduction in SOC due to alteration of C inputs to and output from soil.</text:span><text:span text:style-name="T52"> Soil erosion is one of the largest environmental problems caused by agriculture (Owens et al., 2002). </text:span></text:p>
      <text:p text:style-name="P4"/>
      <text:p text:style-name="P22">Soil microbial properties are more sensitive than physical and chemical properties in detecting changes in soil quality (Doran et al., 1996; Nanniperi et al., 2003). Soil biota, a small, labile but crucial fraction of soil organic matter (SOM), is the driving force behind energy transfers and nutrient transformations in soils, thus playing a major role in soil fertility and resiliency (Elliott et al., 1996).</text:p>
      <text:p text:style-name="P22"/>
      <text:p text:style-name="P21"><text:soft-page-break/>The enormous contrasts in regional food production systems reflect disparities in economic development, soil nutrient supply, market access, and risk-avoidance strategies by farmers and land managers. But they also highlight the potential to enhance agricultural production by closing yield gaps, that is, the difference in actual yield and yield that can be obtained when crops are optimally managed. Farmers in North America and Western Europe are estimated to produce yields at 80% of yield potential. </text:p>
      <text:p text:style-name="P1"/>
      <text:p text:style-name="P1">Question 1<text:span text:style-name="T46">2</text:span> – What strategies are there to mitigate soil degradation?</text:p>
      <text:p text:style-name="P1"/>
      <text:p text:style-name="P28"><text:span text:style-name="T78">Soil degradation is detrimental to livelihoods of poor farmers and results from agricultural practices that deplete the organic matter and nutrient content of the soil. A wide range of techniques can be applied, such as reduced tillage, residue management, mulching, crop rotation, crop mixtures, cover crops, manure application, agroforestry with soil improvement through nitrogen-fixing trees, terrace building, pitting systems, water harvesting techniques, drainage ditches, small dams in valley floors, drip irrigation, and so on to conserve soil and water, and to prevent soil degradation and increase crop yields. Interventions should be specifically targeted to farming systems as well. Interventions that aim at increasing productivity and the nutrient use efficiency at farm level, should take the predominant farm-type and nutrient management strategy into account to target the main loss pathways. Proper management of crop residues and integration of crop and livestock farming along with N fixing crops, and SLM techniques like stone rows and grass strips are necessary to ensure nutrient cycling, reduce erosion and gradually increase soil organic matter content. Evergreen agriculture or ‘fertiliser trees’, that is, the intercropping of particular tree species into annua food crop systems to sustain a green cover on the soil throughout the year, can bolsters nutrient supply through nitrogen fixation and nutrient cycling. It also generates greater quantities of organic matter at the soil surface thereby improving soil</text:span> <text:span text:style-name="T78">structure and water infiltration, at rates of 2-4 t C ha-1 compares to 0.2-0.4 t C ha-1 under conventional farming systems. Terracing and straw mulching have been widely adopted and found effective in increasing soil water storage (e.g. by an additional 26mm over 1m soil depth under straw mulching) and yield (e.g. 15% higher spring wheat yield under mulching), while reducing erosion. </text:span></text:p>
      <text:p text:style-name="P24"><text:span text:style-name="T82">Conservation agriculture (CA) is often claimed to offer great potential to address land degradation and improve livelihood; including improvement in soil fertility, reduction in soil erosion, carbon accumulation, savings in time and energy (fuel), and increased biodiversity obtained from reduced or eliminated tillage, soil cover and crop rotation. Yet, differences in both agro-ecological as well as socio-economic conditions show that CA is not generally applicable to combat degradation and enhance crop production and needs to be tailored to specific conditions. The success of CA is challenged in environments where soils are inherently poor; have physically hardening properties, have low chemical nutrient and C levels, and have very little biological soil fauna activity. More intensive weed control also demands more labour for which there is neither interest nor incentive as yields may drop after conversion to CA. Poor access to inputs jeopardise the needed increased dependency on herbicides, while continuous cover crop is not possible because of climate, and crop rotation is limited by market mechanisms. </text:span></text:p>
      <text:p text:style-name="P1"/>
      <text:p text:style-name="P1">Question 1<text:span text:style-name="T46">3</text:span> – What are the primary knowledge gaps limiting mitigation of degraded soils?</text:p>
      <text:p text:style-name="P1"/>
      <text:p text:style-name="P1">Question 1<text:span text:style-name="T46">4</text:span> – What are the highest priority research needs to improve soil health and reverse soil degradation?</text:p>
      <text:p text:style-name="P1"/>
      <text:p text:style-name="P12">Question 15 – Soil resilience to combat soil degradation</text:p>
      <text:p text:style-name="P12"/>
      <text:p text:style-name="P6"><text:soft-page-break/>Soil resilience has recently been introduced into soil science to address sustainability of the soil resource and to combat soil degradation. The term “resilience” has been used in the ecological literature since the late 1960s and early 1970s. Resilience has been defined in two ways in the ecological literature. The first definition, referred to as “equilibrium resilience” concentrates on stability near an equilibrium steady-state. Speed or rate of return to an equilibrium after a disturbance are used to measure resilience. The second definition, referred to as “ecosystem resilience” is the magnitude of disturbance that can be absorbed or accommodated before the system changes its structure. The term “soil resilience” has been introduced into soil science only recently, mainly to address soil ecology and sustainable land use issues. It was introduced to create a common theory that describes the reaction of soil to a range of impacts or disturbances. Information about the ability of a soil to recover from degradation is essential for the maintenance and sustainability of the soil resource base. Sustainability deals with performance at certain acceptable levels over a given time frame and refers to the productivity and economic, social, and environmental aspects of a land use system, i.e., agriculture. Soil quality is a key component of sustainability. The direction in soil quality with time is a primary indicator of sustainable management. <text:span text:style-name="T57">Soil resilience has been defined as the capacity of a soil to recover its functional and structural integrity after a disturbance. However, others have defined soil resilience as the capacity of a soil to resist change caused by a disturbance. </text:span></text:p>
      <text:p text:style-name="P6"/>
      <text:p text:style-name="P11">The soil’s capacity to recover has two components, the rate of recovery and the degree of recovery. The rate of recovery is the amount of time it takes soil to recover to its original potential or to some stabilised lower potential after a disturbance. The magnitude of recovery to some stabilised potential relative to its predisturbance state defines the degree of recovery. If the disturbance is too drastic or if the soil is inherently fragile, the soil can undergo irreversible degradation in which its capacity to function will not recover within any reasonable time frame. In this case, the soils resilience capacity has been exceeded, resulting in permanent damage or the need for very costly restoration. The greater the rate and/or degree of recovery, the more resilient the soil system is to a specific disturbance. Soil resistance, which is distinguished from soil resilience, has been defined as the capacity of a soil to continue to function without change throughout a disturbance. </text:p>
      <text:p text:style-name="P7"/>
      <text:p text:style-name="P10">Characterising the resilience capacity allows a differentiation of resistant, resilient, fragile and marginal soils, and a delineation of their response to stress (Lal et al., 1989). It is essential to identify areas of resistant soils, where high productivity can easily be maintained, and of resilient soils where management practices can be developed and implemented to minimise and reverse degradatio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0T16:22:14.139731980</meta:creation-date>
    <dc:date>2022-08-17T14:22:51.620716460</dc:date>
    <meta:editing-duration>P3DT40M12S</meta:editing-duration>
    <meta:editing-cycles>38</meta:editing-cycles>
    <meta:generator>LibreOffice/6.4.7.2$Linux_X86_64 LibreOffice_project/40$Build-2</meta:generator>
    <meta:document-statistic meta:table-count="0" meta:image-count="0" meta:object-count="0" meta:page-count="7" meta:paragraph-count="37" meta:word-count="3538" meta:character-count="23356" meta:non-whitespace-character-count="19825"/>
  </office:meta>
</office:document-meta>
</file>